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9581" officeooo:paragraph-rsid="00029581"/>
    </style:style>
    <style:style style:name="P2" style:family="paragraph" style:parent-style-name="Standard">
      <style:text-properties officeooo:rsid="0002fe1a" officeooo:paragraph-rsid="0002fe1a"/>
    </style:style>
    <style:style style:name="T1" style:family="text">
      <style:text-properties fo:font-variant="normal" fo:text-transform="none" fo:color="#1ba950" style:text-line-through-style="none" style:text-line-through-type="none" style:font-name="Arial" fo:font-size="11.25pt" fo:letter-spacing="normal" fo:font-style="normal" style:text-underline-style="none" fo:font-weight="normal" style:text-blinking="fals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 TABLE <text:s/>Car (carId int(11) NOT NULL, carname varchar(100) NULL, producer varchar(100) NULL, fuel varchar(100) NULL, yearofmanufacture varchar(100) NULL,PRIMARY KEY (carId));</text:p>
      <text:p text:style-name="P1">CREATE TABLE <text:s/>Location (locationID int(11) NOT NULL, Name varchar(45) DEFAULT NULL, Address varchar(45) DEFAULT NULL, City varchar(45) DEFAULT NULL,primary key(locationID));</text:p>
      <text:p text:style-name="P1">CREATE TABLE <text:s/>Model (modelID int(11) NOT NULL, carId int(11) DEFAULT NULL, locationID int(11) DEFAULT NULL,primary key(modelID),foreign key(carId) references Car(carId),foreign key(locationID) references Location(locationID));</text:p>
      <text:p text:style-name="P1">CREATE TABLE Customer (customerId int(11) NOT NULL, firstName varchar(120) DEFAULT NULL, lastName varchar(120) DEFAULT NULL, password varchar(120) DEFAULT NULL, email varchar(120) DEFAULT NULL, PRIMARY KEY (customerId));</text:p>
      <text:p text:style-name="P1">CREATE TABLE Reservation ( idReservation int NOT NULL, fromDate date DEFAULT NULL, toDate date DEFAULT NULL, reservationDate date DEFAULT NULL, InvoiceId int(11) DEFAULT NULL,primary key(idReservation));</text:p>
      <text:p text:style-name="P1">CREATE TABLE Invoice (InvoiceId int NOT NULL, sumPayment int NULL, paymentMethod varchar(120),creditCardNum int DEFAULT NULL, PRIMARY KEY (InvoiceId));</text:p>
      <text:p text:style-name="P1">CREATE TABLE Rent(rentid int not null, customerid int, idReservation int,modelID int,pickUPDate date, returnCarDate date,sumofCharge int,pickUpLocationID int,returnCarLocationID int,primary key(rentid),foreign key(customerid) references Customer(customerid),foreign key(idReservation) references Reservation(idReservation),foreign key(modelID) references Model(modelID),foreign key(pickUpLocationID) references Location(locationID),foreign key(returnCarLocationID) references Location(locationID));</text:p>
      <text:p text:style-name="P1"/>
      <text:p text:style-name="P1"/>
      <text:p text:style-name="P1">INSERT INTO Car(carId,carname,producer,fuel,yearofmanufacture)VALUES(1,"Audi A3","Audi","Benzin",2011);</text:p>
      <text:p text:style-name="P1">INSERT INTO Car(carId,carname,producer,fuel,yearofmanufacture)VALUES(2,"BMW X3","BMW","Benzin",2011);</text:p>
      <text:p text:style-name="P1">INSERT INTO Car(carId,carname,producer,fuel,yearofmanufacture)VALUES(3,"BMW X4","BMW","Benzin",2013);</text:p>
      <text:p text:style-name="P1">INSERT INTO Car(carId,carname,producer,fuel,yearofmanufacture)VALUES(4,"BMW X3","BMW","Benzin",2014);</text:p>
      <text:p text:style-name="P1">INSERT INTO Car(carId,carname,producer,fuel,yearofmanufacture)VALUES(5,"VW Golf","VW","Diesel",2016);</text:p>
      <text:p text:style-name="P1"/>
      <text:p text:style-name="P1">INSERT INTO Customer(customerId,firstName,lastName,password,email)VALUES(1,"Thomas","Mandorfer","aösdlfjafdöjkl","t.mandorfer@gmail.com");</text:p>
      <text:p text:style-name="P1">INSERT INTO Customer(customerId,firstName,lastName,password,email)VALUES(2,"Max","Mustermann","afdöjkl","max.mustermann@gmail.com");</text:p>
      <text:p text:style-name="P1">INSERT INTO Customer(customerId,firstName,lastName,password,email)VALUES(3,"Herbert","Blau","öasdfljkadfjl","herbert.blau@gmail.com");</text:p>
      <text:p text:style-name="P1">INSERT INTO Customer(customerId,firstName,lastName,password,email)VALUES(4,"Karl","Yellow","adfafd","karl.yellow@gmail.com");</text:p>
      <text:p text:style-name="P1">INSERT INTO Customer(customerId,firstName,lastName,password,email)VALUES(5,"Robin","Grün","sdsdas","robin.grün@gmail.com");</text:p>
      <text:p text:style-name="P1"/>
      <text:p text:style-name="P2"><text:soft-page-break/>INSERT INTO Location(locationID,Name,Address,City) VALUES(1,"Rent Linz 1","Harbachsiedlung 1","Linz");</text:p>
      <text:p text:style-name="P2">INSERT INTO Location(locationID,Name,Address,City) VALUES(2,"Rent Wien 1","Kärtnerstraße 12","Wien");</text:p>
      <text:p text:style-name="P2">INSERT INTO Location(locationID,Name,Address,City) VALUES(3,"Rent Linz 2","Salzburgerstraße 12","Linz");</text:p>
      <text:p text:style-name="P2">INSERT INTO Location(locationID,Name,Address,City) VALUES(4,"Rent Graz 1","Grazer Straße","Graz");</text:p>
      <text:p text:style-name="P2">INSERT INTO Location(locationID,Name,Address,City) VALUES(5,"Rent Salzburg 1","Tegetthoffstraße","Salzburg");</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5:25:18.710896825</meta:creation-date>
    <dc:date>2017-09-01T16:15:07.808161037</dc:date>
    <meta:editing-duration>PT29M19S</meta:editing-duration>
    <meta:editing-cycles>1</meta:editing-cycles>
    <meta:generator>LibreOffice/5.1.6.2$Linux_X86_64 LibreOffice_project/10m0$Build-2</meta:generator>
    <meta:document-statistic meta:table-count="0" meta:image-count="0" meta:object-count="0" meta:page-count="2" meta:paragraph-count="22" meta:word-count="234" meta:character-count="3323" meta:non-whitespace-character-count="3108"/>
  </office:meta>
</office:document-meta>
</file>